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00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cc9966" draw:fill-color="#cc99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cm" svg:x="2cm" svg:y="11.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1cm" svg:x="4.3cm" svg:y="11.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0.9cm" svg:x="5.8cm" svg:y="10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cm" svg:height="0.8cm" svg:x="5.8cm" svg:y="12.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0.9cm" svg:x="7.3cm" svg:y="11.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cm" svg:height="0.9cm" svg:x="9.2cm" svg:y="9.4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1cm" svg:height="1cm" svg:x="9.3cm" svg:y="11.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1cm" svg:height="0.9cm" svg:x="15.2cm" svg:y="12.2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cm" svg:height="0.9cm" svg:x="13.4cm" svg:y="13.9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1cm" svg:height="0.8cm" svg:x="15.3cm" svg:y="15.5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cm" svg:height="1cm" svg:x="12.926cm" svg:y="8.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0.9cm" svg:x="17.1cm" svg:y="13.8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cm" svg:x="11.026cm" svg:y="12.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241cm" svg:y1="11.865cm" svg:x2="4.441cm" svg:y2="11.865cm">
          <text:p/>
        </draw:line>
        <draw:line draw:style-name="gr10" draw:text-style-name="P1" draw:layer="layout" svg:x1="5.3cm" svg:y1="11.5cm" svg:x2="6cm" svg:y2="10.9cm">
          <text:p/>
        </draw:line>
        <draw:line draw:style-name="gr10" draw:text-style-name="P1" draw:layer="layout" svg:x1="5.2cm" svg:y1="12.2cm" svg:x2="6.1cm" svg:y2="13.1cm">
          <text:p/>
        </draw:line>
        <draw:line draw:style-name="gr10" draw:text-style-name="P1" draw:layer="layout" svg:x1="6.7cm" svg:y1="10.9cm" svg:x2="7.5cm" svg:y2="11.7cm">
          <text:p/>
        </draw:line>
        <draw:line draw:style-name="gr10" draw:text-style-name="P1" draw:layer="layout" svg:x1="6.7cm" svg:y1="13cm" svg:x2="7.6cm" svg:y2="12.2cm">
          <text:p/>
        </draw:line>
        <draw:line draw:style-name="gr10" draw:text-style-name="P1" draw:layer="layout" svg:x1="8.2cm" svg:y1="11.5cm" svg:x2="9.3cm" svg:y2="10.2cm">
          <text:p/>
        </draw:line>
        <draw:line draw:style-name="gr10" draw:text-style-name="P1" draw:layer="layout" svg:x1="9.85cm" svg:y1="10.398cm" svg:x2="9.85cm" svg:y2="11.503cm">
          <text:p/>
        </draw:line>
        <draw:line draw:style-name="gr10" draw:text-style-name="P1" draw:layer="layout" svg:x1="10.126cm" svg:y1="12.3cm" svg:x2="11.226cm" svg:y2="12.9cm">
          <text:p/>
        </draw:line>
        <draw:line draw:style-name="gr10" draw:text-style-name="P1" draw:layer="layout" svg:x1="10.326cm" svg:y1="11.6cm" svg:x2="13.026cm" svg:y2="9.2cm">
          <text:p/>
        </draw:line>
        <draw:line draw:style-name="gr10" draw:text-style-name="P1" draw:layer="layout" svg:x1="12.126cm" svg:y1="13.4cm" svg:x2="13.5cm" svg:y2="14.1cm">
          <text:p/>
        </draw:line>
        <draw:line draw:style-name="gr10" draw:text-style-name="P1" draw:layer="layout" svg:x1="14.126cm" svg:y1="9.1cm" svg:x2="17.426cm" svg:y2="13.8cm">
          <text:p/>
        </draw:line>
        <draw:line draw:style-name="gr10" draw:text-style-name="P1" draw:layer="layout" svg:x1="14.4cm" svg:y1="14.1cm" svg:x2="15.4cm" svg:y2="13.1cm">
          <text:p/>
        </draw:line>
        <draw:line draw:style-name="gr10" draw:text-style-name="P1" draw:layer="layout" svg:x1="14.2cm" svg:y1="14.7cm" svg:x2="15.5cm" svg:y2="15.7cm">
          <text:p/>
        </draw:line>
        <draw:line draw:style-name="gr10" draw:text-style-name="P1" draw:layer="layout" svg:x1="16.2cm" svg:y1="13cm" svg:x2="17.3cm" svg:y2="14cm">
          <text:p/>
        </draw:line>
        <draw:line draw:style-name="gr10" draw:text-style-name="P1" draw:layer="layout" svg:x1="16.3cm" svg:y1="15.6cm" svg:x2="17.4cm" svg:y2="14.7cm">
          <text:p/>
        </draw:line>
        <draw:path draw:style-name="gr10" draw:text-style-name="P1" draw:layer="layout" svg:width="4.788cm" svg:height="9.992cm" draw:transform="skewX (-7.78444438132629E-017) rotate (-1.89246050793745) translate (17.7262035773417cm 14.7993890920931cm)" svg:viewBox="0 0 4789 9993" svg:d="M1 0c-95 32 10339 2246 694 9993">
          <text:p/>
        </draw:path>
        <draw:path draw:style-name="gr10" draw:text-style-name="P1" draw:layer="layout" svg:width="8.366cm" svg:height="10.41cm" draw:transform="rotate (1.01211643323151) translate (7.26541660310159cm 11.2120837640871cm)" svg:viewBox="0 0 8367 10411" svg:d="M0 543c7505-2332 12614 3200 3456 9868">
          <text:p/>
        </draw:path>
        <draw:custom-shape draw:style-name="gr11" draw:text-style-name="P1" draw:layer="layout" svg:width="1.174cm" svg:height="1.1cm" svg:x="19.226cm" svg:y="13.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8.226cm" svg:y1="14.2cm" svg:x2="19.426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2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2T14:11:46.752938995</meta:creation-date>
    <dc:date>2017-05-02T15:30:10.820758902</dc:date>
    <meta:editing-duration>PT1M1S</meta:editing-duration>
    <meta:editing-cycles>3</meta:editing-cycles>
    <meta:generator>LibreOffice/4.2.8.2$Linux_X86_64 LibreOffice_project/420m0$Build-2</meta:generator>
    <meta:document-statistic meta:object-count="32"/>
  </office:meta>
</office:document-meta>
</file>